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3.6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Arrow" draw:marker-end-width="0.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4.12cm" svg:height="1.019cm" svg:x="5.422cm" svg:y="-0.261cm">
          <draw:text-box>
            <text:p><text:span text:style-name="T1">G</text:span><text:span text:style-name="T2">1 </text:span><text:span text:style-name="T1">= {1, 2, 4, 3, 5}</text:span> </text:p>
          </draw:text-box>
        </draw:frame>
        <draw:frame draw:style-name="gr2" draw:text-style-name="P1" draw:layer="layout" svg:width="4.12cm" svg:height="0.795cm" svg:x="-0.041cm" svg:y="0cm">
          <draw:text-box>
            <text:p><text:span text:style-name="T1">G</text:span><text:span text:style-name="T2">2 </text:span><text:span text:style-name="T1">= {1, 4, 5, 2, 3}</text:span></text:p>
          </draw:text-box>
        </draw:frame>
        <draw:custom-shape draw:style-name="gr3" draw:text-style-name="P3" draw:id="id1" draw:layer="layout" svg:width="0.658cm" svg:height="0.61cm" svg:x="5.308cm" svg:y="1.194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2" draw:layer="layout" svg:width="0.658cm" svg:height="0.61cm" svg:x="8.309cm" svg:y="1.252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0.658cm" svg:height="0.609cm" svg:x="8.309cm" svg:y="2.777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4" draw:layer="layout" svg:width="0.658cm" svg:height="0.609cm" svg:x="6.827cm" svg:y="3.575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5" draw:layer="layout" svg:width="0.659cm" svg:height="0.609cm" svg:x="5.316cm" svg:y="2.838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5.869cm" svg:y1="1.282cm" svg:x2="8.404cm" svg:y2="1.34cm" draw:start-shape="id1" draw:start-glue-point="11" draw:end-shape="id2" draw:end-glue-point="5" svg:d="m5869 1282c0-882 2535-911 2535 58">
          <text:p/>
        </draw:connector>
        <draw:connector draw:style-name="gr5" draw:text-style-name="P2" draw:layer="layout" draw:type="curve" svg:x1="8.637cm" svg:y1="1.862cm" svg:x2="8.637cm" svg:y2="2.777cm" draw:start-shape="id2" draw:start-glue-point="8" draw:end-shape="id3" draw:end-glue-point="4" svg:d="m8637 1862v915">
          <text:p/>
        </draw:connector>
        <draw:connector draw:style-name="gr5" draw:text-style-name="P2" draw:layer="layout" draw:type="curve" svg:x1="8.637cm" svg:y1="3.386cm" svg:x2="7.485cm" svg:y2="3.879cm" draw:start-shape="id3" draw:start-glue-point="8" draw:end-shape="id4" draw:end-glue-point="10" svg:d="m8637 3386c0 329-384 493-1152 493">
          <text:p/>
        </draw:connector>
        <draw:connector draw:style-name="gr5" draw:text-style-name="P2" draw:layer="layout" draw:type="curve" svg:x1="6.827cm" svg:y1="3.879cm" svg:x2="5.645cm" svg:y2="3.447cm" draw:start-shape="id4" draw:start-glue-point="6" draw:end-shape="id5" draw:end-glue-point="8" svg:d="m6827 3879c-788 0-1182-144-1182-432">
          <text:p/>
        </draw:connector>
        <draw:connector draw:style-name="gr5" draw:text-style-name="P2" draw:layer="layout" draw:type="curve" svg:x1="8.637cm" svg:y1="1.863cm" svg:x2="8.637cm" svg:y2="2.778cm" svg:d="m8637 1863v915">
          <text:p/>
        </draw:connector>
        <draw:connector draw:style-name="gr5" draw:text-style-name="P2" draw:layer="layout" draw:type="curve" svg:x1="5.645cm" svg:y1="2.838cm" svg:x2="5.636cm" svg:y2="1.804cm" draw:start-shape="id5" draw:start-glue-point="4" draw:end-shape="id1" draw:end-glue-point="8" svg:d="m5645 2838c0-775-9-259-9-1034">
          <text:p/>
        </draw:connector>
        <draw:custom-shape draw:style-name="gr3" draw:text-style-name="P3" draw:id="id10" draw:layer="layout" svg:width="0.658cm" svg:height="0.61cm" svg:x="0.049cm" svg:y="1.295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6" draw:layer="layout" svg:width="0.658cm" svg:height="0.61cm" svg:x="3.05cm" svg:y="1.253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7" draw:layer="layout" svg:width="0.658cm" svg:height="0.609cm" svg:x="3.05cm" svg:y="2.778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8" draw:layer="layout" svg:width="0.658cm" svg:height="0.609cm" svg:x="1.568cm" svg:y="3.576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9" draw:layer="layout" svg:width="0.659cm" svg:height="0.609cm" svg:x="0.057cm" svg:y="2.778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3.378cm" svg:y1="1.863cm" svg:x2="3.378cm" svg:y2="2.778cm" draw:start-shape="id6" draw:start-glue-point="8" draw:end-shape="id7" draw:end-glue-point="4" svg:d="m3378 1863v915">
          <text:p/>
        </draw:connector>
        <draw:connector draw:style-name="gr5" draw:text-style-name="P2" draw:layer="layout" draw:type="curve" svg:x1="3.378cm" svg:y1="3.387cm" svg:x2="2.226cm" svg:y2="3.88cm" draw:start-shape="id7" draw:start-glue-point="8" draw:end-shape="id8" draw:end-glue-point="10" svg:d="m3378 3387c0 329-384 493-1152 493">
          <text:p/>
        </draw:connector>
        <draw:connector draw:style-name="gr5" draw:text-style-name="P2" draw:layer="layout" draw:type="curve" svg:x1="1.568cm" svg:y1="3.88cm" svg:x2="0.386cm" svg:y2="3.387cm" draw:start-shape="id8" draw:start-glue-point="6" draw:end-shape="id9" draw:end-glue-point="8" svg:d="m1568 3880c-788 0-1182-164-1182-493">
          <text:p/>
        </draw:connector>
        <draw:connector draw:style-name="gr5" draw:text-style-name="P2" draw:layer="layout" draw:type="curve" svg:x1="3.378cm" svg:y1="1.864cm" svg:x2="3.378cm" svg:y2="2.779cm" svg:d="m3378 1864v915">
          <text:p/>
        </draw:connector>
        <draw:connector draw:style-name="gr5" draw:text-style-name="P2" draw:layer="layout" draw:type="curve" svg:x1="0.386cm" svg:y1="2.778cm" svg:x2="0.377cm" svg:y2="1.905cm" draw:start-shape="id9" draw:start-glue-point="4" draw:end-shape="id10" draw:end-glue-point="8" svg:d="m386 2778c0-655-9-219-9-873">
          <text:p/>
        </draw:connector>
        <draw:connector draw:style-name="gr5" draw:text-style-name="P2" draw:layer="layout" draw:type="curve" svg:x1="0.61cm" svg:y1="1.383cm" svg:x2="3.145cm" svg:y2="1.341cm" draw:start-shape="id10" draw:start-glue-point="11" draw:end-shape="id6" draw:end-glue-point="5" svg:d="m610 1383c0-945 2535-924 2535-42">
          <text:p/>
        </draw:connector>
        <draw:custom-shape draw:style-name="gr4" draw:text-style-name="P3" draw:id="id14" draw:layer="layout" svg:width="0.658cm" svg:height="0.61cm" svg:x="4.184cm" svg:y="4.79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1" draw:layer="layout" svg:width="0.658cm" svg:height="0.609cm" svg:x="5.629cm" svg:y="5.728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2" draw:layer="layout" svg:width="0.658cm" svg:height="0.61cm" svg:x="2.681cm" svg:y="5.748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3" draw:layer="layout" svg:width="0.658cm" svg:height="0.609cm" svg:x="5.608cm" svg:y="7.169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5" draw:layer="layout" svg:width="0.658cm" svg:height="0.61cm" svg:x="2.669cm" svg:y="7.088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8.87cm" svg:y1="3.296cm" svg:x2="6.287cm" svg:y2="6.032cm" draw:start-shape="id3" draw:start-glue-point="9" draw:end-shape="id11" draw:end-glue-point="10" svg:d="m8870 3296c0 1824-861 2736-2583 2736">
          <text:p/>
        </draw:connector>
        <draw:connector draw:style-name="gr6" draw:text-style-name="P4" draw:layer="layout" draw:type="curve" draw:line-skew="-0.179cm 0.919cm" svg:x1="3.708cm" svg:y1="1.557cm" svg:x2="2.776cm" svg:y2="5.836cm" draw:start-shape="id6" draw:start-glue-point="10" draw:end-shape="id12" draw:end-glue-point="5" svg:d="m3708 1557c481 0 401 1584 48 2238s-980 375-980 2041">
          <text:p/>
        </draw:connector>
        <draw:connector draw:style-name="gr6" draw:text-style-name="P4" draw:layer="layout" draw:type="curve" svg:x1="7.155cm" svg:y1="4.184cm" svg:x2="6.266cm" svg:y2="7.473cm" draw:start-shape="id4" draw:start-glue-point="8" draw:end-shape="id13" draw:end-glue-point="10" svg:d="m7155 4184c0 2193-296 3289-889 3289">
          <text:p/>
        </draw:connector>
        <draw:connector draw:style-name="gr5" draw:text-style-name="P2" draw:layer="layout" draw:type="curve" svg:x1="4.842cm" svg:y1="5.104cm" svg:x2="5.957cm" svg:y2="5.728cm" draw:start-shape="id14" draw:start-glue-point="1" draw:end-shape="id11" draw:end-glue-point="4" svg:d="m4842 5104c744 0 1115 208 1115 624">
          <text:p/>
        </draw:connector>
        <draw:connector draw:style-name="gr5" draw:text-style-name="P2" draw:layer="layout" draw:type="curve" svg:x1="2.997cm" svg:y1="7.088cm" svg:x2="3.009cm" svg:y2="6.358cm" draw:start-shape="id15" draw:start-glue-point="4" draw:end-shape="id12" draw:end-glue-point="8" svg:d="m2997 7088c0-547 12-183 12-730">
          <text:p/>
        </draw:connector>
        <draw:connector draw:style-name="gr5" draw:text-style-name="P2" draw:layer="layout" draw:type="curve" svg:x1="5.957cm" svg:y1="6.337cm" svg:x2="5.936cm" svg:y2="7.169cm" draw:start-shape="id11" draw:start-glue-point="8" draw:end-shape="id13" draw:end-glue-point="4" svg:d="m5957 6337c0 622-21 207-21 832">
          <text:p/>
        </draw:connector>
        <draw:connector draw:style-name="gr5" draw:text-style-name="P2" draw:layer="layout" draw:type="curve" svg:x1="5.936cm" svg:y1="7.778cm" svg:x2="2.997cm" svg:y2="7.698cm" draw:start-shape="id13" draw:start-glue-point="8" draw:end-shape="id15" draw:end-glue-point="8" svg:d="m5936 7778c0 748-2939 788-2939-80">
          <text:p/>
        </draw:connector>
        <draw:connector draw:style-name="gr5" draw:text-style-name="P2" draw:layer="layout" draw:type="curve" svg:x1="3.009cm" svg:y1="5.748cm" svg:x2="4.184cm" svg:y2="5.103cm" draw:start-shape="id12" draw:start-glue-point="4" draw:end-shape="id14" draw:end-glue-point="6" svg:d="m3009 5748c0-430 391-645 1175-645">
          <text:p/>
        </draw:connector>
        <draw:frame draw:style-name="gr1" draw:layer="layout" svg:width="4.12cm" svg:height="1.019cm" svg:x="3.272cm" svg:y="8.157cm">
          <draw:text-box>
            <text:p><text:span text:style-name="T1">G</text:span><text:span text:style-name="T2"> </text:span><text:span text:style-name="T1">= {1, 5, 2, 4, 3}</text:span> </text:p>
          </draw:text-box>
        </draw:frame>
        <draw:frame draw:style-name="gr7" draw:text-style-name="P5" draw:layer="layout" svg:width="0.739cm" svg:height="0.564cm" svg:x="8.393cm" svg:y="5.057cm">
          <draw:text-box>
            <text:p><text:span text:style-name="T3">2.</text:span></text:p>
          </draw:text-box>
        </draw:frame>
        <draw:frame draw:style-name="gr7" draw:text-style-name="P5" draw:layer="layout" svg:width="0.739cm" svg:height="0.564cm" svg:x="2.208cm" svg:y="4.604cm">
          <draw:text-box>
            <text:p><text:span text:style-name="T3">3.</text:span></text:p>
          </draw:text-box>
        </draw:frame>
        <draw:frame draw:style-name="gr7" draw:text-style-name="P5" draw:layer="layout" svg:width="0.739cm" svg:height="0.564cm" svg:x="6.58cm" svg:y="4.274cm">
          <draw:text-box>
            <text:p><text:span text:style-name="T3">4.</text:span></text:p>
          </draw:text-box>
        </draw:frame>
        <draw:frame draw:style-name="gr7" draw:text-style-name="P5" draw:layer="layout" svg:width="0.739cm" svg:height="0.564cm" svg:x="1.963cm" svg:y="7.161cm">
          <draw:text-box>
            <text:p><text:span text:style-name="T3">5.</text:span></text:p>
          </draw:text-box>
        </draw:frame>
        <draw:frame draw:style-name="gr7" draw:text-style-name="P5" draw:layer="layout" svg:width="0.739cm" svg:height="0.564cm" svg:x="4.139cm" svg:y="4.232cm">
          <draw:text-box>
            <text:p><text:span text:style-name="T3">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07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2T13:26:12</meta:creation-date>
    <dc:date>2012-01-28T23:11:32</dc:date>
    <meta:editing-duration>PT01H57M48S</meta:editing-duration>
    <meta:editing-cycles>19</meta:editing-cycles>
    <meta:generator>OpenOffice.org/3.0$Unix OpenOffice.org_project/300m15$Build-9379</meta:generator>
    <meta:document-statistic meta:object-count="43"/>
    <meta:user-defined meta:name="Información 1"/>
    <meta:user-defined meta:name="Información 2"/>
    <meta:user-defined meta:name="Información 3"/>
    <meta:user-defined meta:name="Información 4"/>
  </office:meta>
</office:document-meta>
</file>